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OpReader.setupEffectsStack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OpReader.processStream( InputStream in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mageOpRea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OpReader.configureEffects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OpReader.write( Buffered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mageOpReader.service( ServiceManager 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OpReader.applyEffectsStack( BufferedImage im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ageOp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OpRead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ageOpReade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